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fo:font-size="16pt" fo:font-weight="bold" officeooo:rsid="00169022" officeooo:paragraph-rsid="00169022" style:font-size-asian="16pt" style:font-weight-asian="bold" style:font-size-complex="16pt" style:font-weight-complex="bold"/>
    </style:style>
    <style:style style:name="P2" style:family="paragraph" style:parent-style-name="Standard">
      <style:text-properties style:font-name="Verdana" fo:font-size="14pt" officeooo:rsid="00169022" officeooo:paragraph-rsid="00169022" style:font-size-asian="14pt" style:font-size-complex="14pt"/>
    </style:style>
    <style:style style:name="P3" style:family="paragraph" style:parent-style-name="Standard">
      <style:paragraph-properties fo:margin-left="1.251cm" fo:margin-right="0cm" fo:text-indent="0cm" style:auto-text-indent="false"/>
      <style:text-properties style:font-name="Verdana" fo:font-size="14pt" officeooo:rsid="00169022" officeooo:paragraph-rsid="00169022" style:font-size-asian="14pt" style:font-size-complex="14pt"/>
    </style:style>
    <style:style style:name="P4" style:family="paragraph" style:parent-style-name="Standard">
      <style:paragraph-properties fo:margin-left="1.251cm" fo:margin-right="0cm" fo:text-indent="0cm" style:auto-text-indent="false"/>
      <style:text-properties style:font-name="Verdana" fo:font-size="14pt" officeooo:rsid="00169022" officeooo:paragraph-rsid="001fc821" style:font-size-asian="14pt" style:font-size-complex="14pt"/>
    </style:style>
    <style:style style:name="P5" style:family="paragraph" style:parent-style-name="Standard">
      <style:paragraph-properties fo:margin-left="1.251cm" fo:margin-right="0cm" fo:text-indent="0cm" style:auto-text-indent="false"/>
      <style:text-properties style:font-name="Verdana" fo:font-size="14pt" officeooo:rsid="00169022" officeooo:paragraph-rsid="00219518" style:font-size-asian="14pt" style:font-size-complex="14pt"/>
    </style:style>
    <style:style style:name="P6" style:family="paragraph" style:parent-style-name="Standard">
      <style:paragraph-properties fo:margin-left="1.251cm" fo:margin-right="0cm" fo:text-indent="0cm" style:auto-text-indent="false"/>
      <style:text-properties style:font-name="Verdana" fo:font-size="14pt" officeooo:paragraph-rsid="0021c1d1" style:font-size-asian="14pt" style:font-size-complex="14pt"/>
    </style:style>
    <style:style style:name="P7" style:family="paragraph" style:parent-style-name="Standard" style:list-style-name="L1">
      <style:text-properties style:font-name="Verdana" fo:font-size="14pt" officeooo:rsid="00169022" officeooo:paragraph-rsid="0019cf89" style:font-size-asian="14pt" style:font-size-complex="14pt"/>
    </style:style>
    <style:style style:name="P8" style:family="paragraph" style:parent-style-name="Standard" style:list-style-name="L1">
      <style:text-properties style:font-name="Verdana" fo:font-size="14pt" officeooo:rsid="00169022" officeooo:paragraph-rsid="0022c7f5" style:font-size-asian="14pt" style:font-size-complex="14pt"/>
    </style:style>
    <style:style style:name="P9" style:family="paragraph" style:parent-style-name="Standard" style:list-style-name="L1">
      <style:text-properties style:font-name="Verdana" fo:font-size="14pt" officeooo:rsid="00169022" officeooo:paragraph-rsid="0022e9d4" style:font-size-asian="14pt" style:font-size-complex="14pt"/>
    </style:style>
    <style:style style:name="P10" style:family="paragraph" style:parent-style-name="Standard" style:list-style-name="L1">
      <style:text-properties style:font-name="Verdana" fo:font-size="14pt" officeooo:rsid="00169022" officeooo:paragraph-rsid="00169022" style:font-size-asian="14pt" style:font-size-complex="14pt"/>
    </style:style>
    <style:style style:name="P11" style:family="paragraph" style:parent-style-name="Standard" style:list-style-name="L1">
      <style:text-properties style:font-name="Verdana" fo:font-size="14pt" officeooo:rsid="00169022" officeooo:paragraph-rsid="00234da4" style:font-size-asian="14pt" style:font-size-complex="14pt"/>
    </style:style>
    <style:style style:name="P12" style:family="paragraph" style:parent-style-name="Standard" style:list-style-name="L1">
      <style:text-properties style:text-position="0% 100%" style:font-name="Verdana" fo:font-size="14pt" officeooo:rsid="0022e9d4" officeooo:paragraph-rsid="00169022" style:font-size-asian="14pt" style:font-size-complex="14pt"/>
    </style:style>
    <style:style style:name="P13" style:family="paragraph" style:parent-style-name="Footer">
      <style:paragraph-properties fo:text-align="center" style:justify-single-word="false"/>
    </style:style>
    <style:style style:name="T1" style:family="text">
      <style:text-properties officeooo:rsid="001840c3"/>
    </style:style>
    <style:style style:name="T2" style:family="text">
      <style:text-properties officeooo:rsid="0019cf89"/>
    </style:style>
    <style:style style:name="T3" style:family="text">
      <style:text-properties officeooo:rsid="001b6753"/>
    </style:style>
    <style:style style:name="T4" style:family="text">
      <style:text-properties style:text-position="super 58%" officeooo:rsid="001b8dc0"/>
    </style:style>
    <style:style style:name="T5" style:family="text">
      <style:text-properties officeooo:rsid="001b8dc0"/>
    </style:style>
    <style:style style:name="T6" style:family="text">
      <style:text-properties style:text-position="0% 100%" officeooo:rsid="001b8dc0"/>
    </style:style>
    <style:style style:name="T7" style:family="text">
      <style:text-properties style:text-position="0% 100%" officeooo:rsid="0022c7f5"/>
    </style:style>
    <style:style style:name="T8" style:family="text">
      <style:text-properties style:text-position="0% 100%" officeooo:rsid="0022e9d4"/>
    </style:style>
    <style:style style:name="T9" style:family="text">
      <style:text-properties style:text-position="0% 100%" officeooo:rsid="00234da4"/>
    </style:style>
    <style:style style:name="T10" style:family="text">
      <style:text-properties officeooo:rsid="001c996d"/>
    </style:style>
    <style:style style:name="T11" style:family="text">
      <style:text-properties fo:font-style="italic" style:font-style-asian="italic" style:font-style-complex="italic"/>
    </style:style>
    <style:style style:name="T12" style:family="text">
      <style:text-properties fo:font-style="italic" officeooo:rsid="001c996d" style:font-style-asian="italic" style:font-style-complex="italic"/>
    </style:style>
    <style:style style:name="T13" style:family="text">
      <style:text-properties officeooo:rsid="00219518"/>
    </style:style>
    <style:style style:name="T14" style:family="text">
      <style:text-properties officeooo:rsid="00169022"/>
    </style:style>
    <style:style style:name="T15" style:family="text">
      <style:text-properties officeooo:rsid="0021c1d1"/>
    </style:style>
    <style:style style:name="T16" style:family="text">
      <style:text-properties officeooo:rsid="0022e9d4"/>
    </style:style>
    <style:style style:name="T17" style:family="text">
      <style:text-properties officeooo:rsid="00272656"/>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1</text:p>
      <text:p text:style-name="P2"/>
      <text:p text:style-name="P2">1. Enumera 3 posibles elementos que se te ocurran de hardware, software, personal y datos del sistema de información de un bufete de abogados.</text:p>
      <text:p text:style-name="P2"/>
      <text:p text:style-name="P3">- Hardware: <text:span text:style-name="T5">Un o</text:span>rdenador, <text:span text:style-name="T5">una impresora y la red de área local (LAN) dentro del bufete.</text:span></text:p>
      <text:p text:style-name="P3">- Software: <text:span text:style-name="T5">El s</text:span>istema operativo <text:span text:style-name="T5">de un ordenador (Windows 7 por ejemplo)</text:span>, <text:span text:style-name="T5">el programa de Microsoft Office y el programa de Adobe Reader.</text:span></text:p>
      <text:p text:style-name="P3">- Personal humano: <text:span text:style-name="T5">El administrador de los sistemas y la base de datos del bufete, el jefe del bufete que es dueño de los sistemas informáticos y el abogado que hace uso de estos para trabajar.</text:span></text:p>
      <text:p text:style-name="P3">- <text:span text:style-name="T1">Datos: La información de los casos que tienen bien organizados, las nóminas de los empleados y la lista de currículums que les llegan por si tienen que <text:tab/>contratar a más gente.</text:span></text:p>
      <text:p text:style-name="P2"/>
      <text:p text:style-name="P2"/>
      <text:p text:style-name="P2">2. Enumera 5 ejemplos de dispositivos electrónicos que se ajusten a la definición global de ordenador.</text:p>
      <text:p text:style-name="P2"/>
      <text:p text:style-name="P3">- <text:span text:style-name="T5">Una calculadora</text:span></text:p>
      <text:p text:style-name="P3">- <text:span text:style-name="T10">Un reproductor de DVD</text:span></text:p>
      <text:p text:style-name="P3">- <text:span text:style-name="T10">Una impresora</text:span></text:p>
      <text:p text:style-name="P3">- <text:span text:style-name="T10">Una cámara de vídeo digital</text:span></text:p>
      <text:p text:style-name="P3">- <text:span text:style-name="T10">Un </text:span><text:span text:style-name="T12">smartphone</text:span></text:p>
      <text:p text:style-name="P2"/>
      <text:p text:style-name="P2"/>
      <text:p text:style-name="P2">3. Describe las diferencias entre software propietario y software libre.</text:p>
      <text:p text:style-name="P2"/>
      <text:p text:style-name="P4">- <text:span text:style-name="T13">Se diferencian en que el software propietario tiene bajo su custodia el código fuente de los sistemas operativos, programas o aplicaciones que ellos mismos crean, generalmente con el fin de lucrarse de ello, mientras que el software libre hace público su código fuente con el fin de que otros usuarios puedan modificarlo y adaptar el software a sus propias necesidades.</text:span></text:p>
      <text:p text:style-name="P2"><text:soft-page-break/>4. Describe el tipo de licencias de software.</text:p>
      <text:p text:style-name="P2"/>
      <text:p text:style-name="P5">- <text:span text:style-name="T2">Software libre: El software está bajo una licencia libre y este se puede usar con cualquier propósito, se puede estudiar su funcionamiento y modificarlo adaptándolo a nuestras necesidades, se puede distribuir libremente para ayudar a otros y se puede mejorar el programa además de hacer públicas esas mejoras con el fin de que toda la comunidad se beneficie de ellas. Puede ser de pago o gratuito.</text:span></text:p>
      <text:p text:style-name="P5">- <text:span text:style-name="T2">Software propietario (o comercial): El conjunto de aplicaciones y programas se enmarcan y protegen bajo los derechos de uso, redistribución o modificación de quienes lo han creado, publicado o publicitado, o bien sobre quienes mantienen y hacen uso de dichos derechos. Suele ser de pago.</text:span></text:p>
      <text:p text:style-name="P2"/>
      <text:p text:style-name="P2"/>
      <text:p text:style-name="P2">5. Diferencias entre <text:span text:style-name="T2">s</text:span>oftware del sistema, software de aplicación y lenguajes de programación.</text:p>
      <text:p text:style-name="P2"/>
      <text:p text:style-name="P6"><text:span text:style-name="T14">- El software del sistema (o sistema operativo) es aquel que es fundamental para el funcionamiento del equipo y es utilizado por los usuarios y por las aplicaciones o programas. Por otra parte, el software de aplicación son aquellos programas y aplicaciones que se comunican con el software del sistema para realizar las funciones que les han sido programadas. Finalmente, los lenguajes de programación son lenguajes artificiales </text:span>diseñado<text:span text:style-name="T15">s</text:span> para expresar <text:span text:style-name="T15">secuencias de instrucciones</text:span> que <text:span text:style-name="T15">gracias a la mediación de los programas estas</text:span> pueden ser llevadas a cabo por máquinas como las computadoras.</text:p>
      <text:p text:style-name="P2"/>
      <text:p text:style-name="P2"/>
      <text:p text:style-name="P2">6. Pasar de una unidad de medida de la información a otra:</text:p>
      <text:p text:style-name="P2"/>
      <text:list xml:id="list2489451736" text:style-name="L1">
        <text:list-item>
          <text:p text:style-name="P7">7 <text:span text:style-name="T2">k</text:span>B a bytes →<text:span text:style-name="T2"> 7168 B.</text:span></text:p>
        </text:list-item>
        <text:list-item>
          <text:p text:style-name="P7">6 MB a bits →<text:span text:style-name="T2"> 50 331 648 b.</text:span></text:p>
        </text:list-item>
        <text:list-item>
          <text:p text:style-name="P8">72 PB a MB → <text:span text:style-name="T7">77 309 411 328 MB.</text:span></text:p>
        </text:list-item>
        <text:list-item>
          <text:p text:style-name="P9">512 * 10<text:span text:style-name="T4">10</text:span> bits a MB →<text:span text:style-name="T2"> </text:span><text:span text:style-name="T8">610 351,5625 MB.</text:span></text:p>
        </text:list-item>
        <text:list-item>
          <text:p text:style-name="P10"><text:span text:style-name="T5">¿</text:span>Un <text:span text:style-name="T11">pen drive</text:span> <text:span text:style-name="T16">de </text:span>16 * <text:span text:style-name="T6">10</text:span><text:span text:style-name="T4">9</text:span> bytes <text:span text:style-name="T5">c</text:span>uántos GB tiene? →<text:span text:style-name="T3"> </text:span><text:span text:style-name="T8">~14,9 GB.</text:span></text:p>
          <text:p text:style-name="P12"/>
        </text:list-item>
        <text:list-item>
          <text:p text:style-name="P11"><text:soft-page-break/><text:span text:style-name="T17">¿</text:span>Un disco duro de 2 * 10<text:span text:style-name="T4">12</text:span> bytes <text:span text:style-name="T5">c</text:span>uántos GB tiene? →<text:span text:style-name="T3"> </text:span><text:span text:style-name="T8">~</text:span><text:span text:style-name="T9">1862,65</text:span><text:span text:style-name="T8"> G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3:01:01.037757331</meta:creation-date>
    <dc:date>2018-10-06T12:44:31.195447947</dc:date>
    <meta:editing-duration>PT56M10S</meta:editing-duration>
    <meta:editing-cycles>10</meta:editing-cycles>
    <meta:generator>LibreOffice/6.0.6.2$Linux_X86_64 LibreOffice_project/00m0$Build-2</meta:generator>
    <meta:document-statistic meta:table-count="0" meta:image-count="0" meta:object-count="0" meta:page-count="3" meta:paragraph-count="27" meta:word-count="549" meta:character-count="3126" meta:non-whitespace-character-count="2609"/>
  </office:meta>
</office:document-meta>
</file>